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7.97mm"/>
    </style:style>
    <style:style style:name="co3" style:family="table-column">
      <style:table-column-properties fo:break-before="auto" style:column-width="4.97mm"/>
    </style:style>
    <style:style style:name="co4" style:family="table-column">
      <style:table-column-properties fo:break-before="auto" style:column-width="15.59mm"/>
    </style:style>
    <style:style style:name="co5" style:family="table-column">
      <style:table-column-properties fo:break-before="auto" style:column-width="6.8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etection_id3_80_longRot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35" calcext:value-type="float">
            <text:p>-35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30" calcext:value-type="float">
            <text:p>-30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25" calcext:value-type="float">
            <text:p>-25</text:p>
          </table:table-cell>
          <table:table-cell office:value-type="float" office:value="0" calcext:value-type="float">
            <text:p>0</text:p>
          </table:table-cell>
          <table:table-cell office:value-type="float" office:value="1233.46" calcext:value-type="float">
            <text:p>1233,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3.457" calcext:value-type="float">
            <text:p>233,4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3.543" calcext:value-type="float">
            <text:p>233,5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office:value-type="float" office:value="1223.57" calcext:value-type="float">
            <text:p>1223,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3.574" calcext:value-type="float">
            <text:p>223,5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0.74" calcext:value-type="float">
            <text:p>230,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  <table:table-cell office:value-type="float" office:value="1203.27" calcext:value-type="float">
            <text:p>1203,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3.274" calcext:value-type="float">
            <text:p>203,2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2.572" calcext:value-type="float">
            <text:p>222,5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1178.6" calcext:value-type="float">
            <text:p>1178,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.6" calcext:value-type="float">
            <text:p>178,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6.807" calcext:value-type="float">
            <text:p>196,8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1171.95" calcext:value-type="float">
            <text:p>1171,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1.951" calcext:value-type="float">
            <text:p>171,9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0.802" calcext:value-type="float">
            <text:p>210,8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7.16" calcext:value-type="float">
            <text:p>1147,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7.161" calcext:value-type="float">
            <text:p>147,1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.497" calcext:value-type="float">
            <text:p>201,4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42.39" calcext:value-type="float">
            <text:p>1142,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2.39" calcext:value-type="float">
            <text:p>142,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3.882" calcext:value-type="float">
            <text:p>143,8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58.3" calcext:value-type="float">
            <text:p>1158,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8.3" calcext:value-type="float">
            <text:p>158,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8.714" calcext:value-type="float">
            <text:p>198,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78.32" calcext:value-type="float">
            <text:p>1178,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.324" calcext:value-type="float">
            <text:p>178,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.463" calcext:value-type="float">
            <text:p>201,4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75.12" calcext:value-type="float">
            <text:p>1175,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5.123" calcext:value-type="float">
            <text:p>175,1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2.743" calcext:value-type="float">
            <text:p>242,7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204.8" calcext:value-type="float">
            <text:p>1204,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4.8" calcext:value-type="float">
            <text:p>204,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9.688" calcext:value-type="float">
            <text:p>269,6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5" calcext:value-type="float">
            <text:p>35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35" calcext:value-type="float">
            <text:p>-35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30" calcext:value-type="float">
            <text:p>-30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25" calcext:value-type="float">
            <text:p>-25</text:p>
          </table:table-cell>
          <table:table-cell office:value-type="float" office:value="0" calcext:value-type="float">
            <text:p>0</text:p>
          </table:table-cell>
          <table:table-cell office:value-type="float" office:value="1509.68" calcext:value-type="float">
            <text:p>1509,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9.677" calcext:value-type="float">
            <text:p>259,6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9.677" calcext:value-type="float">
            <text:p>259,6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office:value-type="float" office:value="1511.73" calcext:value-type="float">
            <text:p>1511,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1.73" calcext:value-type="float">
            <text:p>261,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0.225" calcext:value-type="float">
            <text:p>300,2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  <table:table-cell office:value-type="float" office:value="1490.1" calcext:value-type="float">
            <text:p>1490,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.096" calcext:value-type="float">
            <text:p>240,0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0.516" calcext:value-type="float">
            <text:p>280,5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1464.38" calcext:value-type="float">
            <text:p>1464,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4.377" calcext:value-type="float">
            <text:p>214,3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0.502" calcext:value-type="float">
            <text:p>220,5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1452.59" calcext:value-type="float">
            <text:p>1452,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.593" calcext:value-type="float">
            <text:p>202,5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4.473" calcext:value-type="float">
            <text:p>334,4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1.01" calcext:value-type="float">
            <text:p>1401,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1.009" calcext:value-type="float">
            <text:p>151,0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9.698" calcext:value-type="float">
            <text:p>169,6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03.62" calcext:value-type="float">
            <text:p>1403,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3.623" calcext:value-type="float">
            <text:p>153,6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8.482" calcext:value-type="float">
            <text:p>238,4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430.46" calcext:value-type="float">
            <text:p>1430,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0.459" calcext:value-type="float">
            <text:p>180,4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7.32" calcext:value-type="float">
            <text:p>237,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436.92" calcext:value-type="float">
            <text:p>1436,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6.923" calcext:value-type="float">
            <text:p>186,9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3.257" calcext:value-type="float">
            <text:p>283,2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68.67" calcext:value-type="float">
            <text:p>1468,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8.673" calcext:value-type="float">
            <text:p>218,6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7.25" calcext:value-type="float">
            <text:p>267,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489.41" calcext:value-type="float">
            <text:p>1489,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9.406" calcext:value-type="float">
            <text:p>239,4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5.296" calcext:value-type="float">
            <text:p>265,2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498.08" calcext:value-type="float">
            <text:p>1498,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8.084" calcext:value-type="float">
            <text:p>248,0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5.798" calcext:value-type="float">
            <text:p>255,7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35" calcext:value-type="float">
            <text:p>35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35" calcext:value-type="float">
            <text:p>-35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30" calcext:value-type="float">
            <text:p>-30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25" calcext:value-type="float">
            <text:p>-25</text:p>
          </table:table-cell>
          <table:table-cell office:value-type="float" office:value="0" calcext:value-type="float">
            <text:p>0</text:p>
          </table:table-cell>
          <table:table-cell office:value-type="float" office:value="1826" calcext:value-type="float">
            <text:p>18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6.001" calcext:value-type="float">
            <text:p>326,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4.688" calcext:value-type="float">
            <text:p>354,6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office:value-type="float" office:value="1817.87" calcext:value-type="float">
            <text:p>1817,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7.868" calcext:value-type="float">
            <text:p>317,8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1.135" calcext:value-type="float">
            <text:p>321,1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  <table:table-cell office:value-type="float" office:value="1817.94" calcext:value-type="float">
            <text:p>1817,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7.943" calcext:value-type="float">
            <text:p>317,9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8.889" calcext:value-type="float">
            <text:p>388,8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1786.38" calcext:value-type="float">
            <text:p>1786,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6.38" calcext:value-type="float">
            <text:p>286,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1.595" calcext:value-type="float">
            <text:p>311,5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1751.72" calcext:value-type="float">
            <text:p>1751,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1.716" calcext:value-type="float">
            <text:p>251,7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6.59" calcext:value-type="float">
            <text:p>286,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6.97" calcext:value-type="float">
            <text:p>1726,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6.972" calcext:value-type="float">
            <text:p>226,9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5.632" calcext:value-type="float">
            <text:p>275,6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16.41" calcext:value-type="float">
            <text:p>1716,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6.406" calcext:value-type="float">
            <text:p>216,4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1.041" calcext:value-type="float">
            <text:p>311,0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738.18" calcext:value-type="float">
            <text:p>1738,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8.18" calcext:value-type="float">
            <text:p>238,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6.089" calcext:value-type="float">
            <text:p>306,0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793.2" calcext:value-type="float">
            <text:p>1793,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3.204" calcext:value-type="float">
            <text:p>293,2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5.529" calcext:value-type="float">
            <text:p>385,5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781.57" calcext:value-type="float">
            <text:p>1781,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1.574" calcext:value-type="float">
            <text:p>281,5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0.619" calcext:value-type="float">
            <text:p>300,6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811.22" calcext:value-type="float">
            <text:p>1811,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1.221" calcext:value-type="float">
            <text:p>311,2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9.554" calcext:value-type="float">
            <text:p>369,5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869.39" calcext:value-type="float">
            <text:p>1869,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9.388" calcext:value-type="float">
            <text:p>369,3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6.767" calcext:value-type="float">
            <text:p>386,7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35" calcext:value-type="float">
            <text:p>35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35" calcext:value-type="float">
            <text:p>-35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  <table:table-cell office:value-type="float" office:value="2198.47" calcext:value-type="float">
            <text:p>2198,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.471" calcext:value-type="float">
            <text:p>448,4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.471" calcext:value-type="float">
            <text:p>448,4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25" calcext:value-type="float">
            <text:p>-25</text:p>
          </table:table-cell>
          <table:table-cell office:value-type="float" office:value="0" calcext:value-type="float">
            <text:p>0</text:p>
          </table:table-cell>
          <table:table-cell office:value-type="float" office:value="2201.26" calcext:value-type="float">
            <text:p>2201,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1.256" calcext:value-type="float">
            <text:p>451,2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9.095" calcext:value-type="float">
            <text:p>499,0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office:value-type="float" office:value="2127.88" calcext:value-type="float">
            <text:p>2127,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.884" calcext:value-type="float">
            <text:p>377,8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7.403" calcext:value-type="float">
            <text:p>387,4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  <table:table-cell office:value-type="float" office:value="2128.07" calcext:value-type="float">
            <text:p>2128,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8.068" calcext:value-type="float">
            <text:p>378,0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4.683" calcext:value-type="float">
            <text:p>544,6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2106.43" calcext:value-type="float">
            <text:p>2106,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6.427" calcext:value-type="float">
            <text:p>356,4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6.231" calcext:value-type="float">
            <text:p>376,2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2086.59" calcext:value-type="float">
            <text:p>2086,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6.593" calcext:value-type="float">
            <text:p>336,5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4.48" calcext:value-type="float">
            <text:p>604,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7.29" calcext:value-type="float">
            <text:p>2017,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7.286" calcext:value-type="float">
            <text:p>267,2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6.11" calcext:value-type="float">
            <text:p>316,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53.2" calcext:value-type="float">
            <text:p>2053,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3.2" calcext:value-type="float">
            <text:p>303,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6.254" calcext:value-type="float">
            <text:p>456,2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82" calcext:value-type="float">
            <text:p>20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2.004" calcext:value-type="float">
            <text:p>332,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.892" calcext:value-type="float">
            <text:p>424,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134.23" calcext:value-type="float">
            <text:p>2134,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4.23" calcext:value-type="float">
            <text:p>384,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5.755" calcext:value-type="float">
            <text:p>505,7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108.75" calcext:value-type="float">
            <text:p>2108,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8.75" calcext:value-type="float">
            <text:p>358,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7.242" calcext:value-type="float">
            <text:p>557,2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123.94" calcext:value-type="float">
            <text:p>2123,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3.941" calcext:value-type="float">
            <text:p>373,9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0.338" calcext:value-type="float">
            <text:p>490,3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164.98" calcext:value-type="float">
            <text:p>2164,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4.981" calcext:value-type="float">
            <text:p>414,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9.052" calcext:value-type="float">
            <text:p>429,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35" calcext:value-type="float">
            <text:p>35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35" calcext:value-type="float">
            <text:p>-35</text:p>
          </table:table-cell>
          <table:table-cell office:value-type="float" office:value="0" calcext:value-type="float">
            <text:p>0</text:p>
          </table:table-cell>
          <table:table-cell office:value-type="float" office:value="2660.01" calcext:value-type="float">
            <text:p>2660,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.013" calcext:value-type="float">
            <text:p>660,0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.013" calcext:value-type="float">
            <text:p>660,0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30" calcext:value-type="float">
            <text:p>-30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25" calcext:value-type="float">
            <text:p>-25</text:p>
          </table:table-cell>
          <table:table-cell office:value-type="float" office:value="0" calcext:value-type="float">
            <text:p>0</text:p>
          </table:table-cell>
          <table:table-cell office:value-type="float" office:value="2536.93" calcext:value-type="float">
            <text:p>2536,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6.926" calcext:value-type="float">
            <text:p>536,9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3.017" calcext:value-type="float">
            <text:p>633,0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office:value-type="float" office:value="2504.58" calcext:value-type="float">
            <text:p>2504,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4.578" calcext:value-type="float">
            <text:p>504,5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2.131" calcext:value-type="float">
            <text:p>572,1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  <table:table-cell office:value-type="float" office:value="2463.34" calcext:value-type="float">
            <text:p>2463,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3.345" calcext:value-type="float">
            <text:p>463,3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6.765" calcext:value-type="float">
            <text:p>636,7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2428.65" calcext:value-type="float">
            <text:p>2428,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8.65" calcext:value-type="float">
            <text:p>428,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6.901" calcext:value-type="float">
            <text:p>556,9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2420.81" calcext:value-type="float">
            <text:p>2420,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0.811" calcext:value-type="float">
            <text:p>420,8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7.067" calcext:value-type="float">
            <text:p>437,0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3.1" calcext:value-type="float">
            <text:p>2363,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3.095" calcext:value-type="float">
            <text:p>363,0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1.978" calcext:value-type="float">
            <text:p>511,9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409.79" calcext:value-type="float">
            <text:p>2409,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9.787" calcext:value-type="float">
            <text:p>409,7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3.467" calcext:value-type="float">
            <text:p>423,4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410.58" calcext:value-type="float">
            <text:p>2410,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0.581" calcext:value-type="float">
            <text:p>410,5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0.386" calcext:value-type="float">
            <text:p>560,3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453.09" calcext:value-type="float">
            <text:p>2453,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3.089" calcext:value-type="float">
            <text:p>453,0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4.102" calcext:value-type="float">
            <text:p>604,1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464.5" calcext:value-type="float">
            <text:p>2464,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4.504" calcext:value-type="float">
            <text:p>464,5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8.054" calcext:value-type="float">
            <text:p>698,0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469.75" calcext:value-type="float">
            <text:p>2469,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9.756" calcext:value-type="float">
            <text:p>469,7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2.314" calcext:value-type="float">
            <text:p>492,3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601.41" calcext:value-type="float">
            <text:p>2601,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1.405" calcext:value-type="float">
            <text:p>601,4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6.753" calcext:value-type="float">
            <text:p>646,7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503.18" calcext:value-type="float">
            <text:p>2503,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3.175" calcext:value-type="float">
            <text:p>503,1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1.718" calcext:value-type="float">
            <text:p>571,7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35" calcext:value-type="float">
            <text:p>-35</text:p>
          </table:table-cell>
          <table:table-cell office:value-type="float" office:value="0" calcext:value-type="float">
            <text:p>0</text:p>
          </table:table-cell>
          <table:table-cell office:value-type="float" office:value="2953.7" calcext:value-type="float">
            <text:p>2953,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3.699" calcext:value-type="float">
            <text:p>703,6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3.699" calcext:value-type="float">
            <text:p>703,6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30" calcext:value-type="float">
            <text:p>-30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25" calcext:value-type="float">
            <text:p>-25</text:p>
          </table:table-cell>
          <table:table-cell office:value-type="float" office:value="0" calcext:value-type="float">
            <text:p>0</text:p>
          </table:table-cell>
          <table:table-cell office:value-type="float" office:value="2917.94" calcext:value-type="float">
            <text:p>2917,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7.939" calcext:value-type="float">
            <text:p>667,9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5.595" calcext:value-type="float">
            <text:p>695,5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office:value-type="float" office:value="2839.86" calcext:value-type="float">
            <text:p>2839,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9.86" calcext:value-type="float">
            <text:p>589,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2.835" calcext:value-type="float">
            <text:p>672,8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  <table:table-cell office:value-type="float" office:value="2792.85" calcext:value-type="float">
            <text:p>2792,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.849" calcext:value-type="float">
            <text:p>542,8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2.875" calcext:value-type="float">
            <text:p>602,8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2768.1" calcext:value-type="float">
            <text:p>2768,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8.102" calcext:value-type="float">
            <text:p>518,1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7.461" calcext:value-type="float">
            <text:p>637,4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2753.23" calcext:value-type="float">
            <text:p>2753,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3.231" calcext:value-type="float">
            <text:p>503,2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8.713" calcext:value-type="float">
            <text:p>628,7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20.43" calcext:value-type="float">
            <text:p>2720,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0.429" calcext:value-type="float">
            <text:p>470,4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5.191" calcext:value-type="float">
            <text:p>555,1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693.81" calcext:value-type="float">
            <text:p>2693,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3.809" calcext:value-type="float">
            <text:p>443,8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1.059" calcext:value-type="float">
            <text:p>501,0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764.17" calcext:value-type="float">
            <text:p>2764,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4.168" calcext:value-type="float">
            <text:p>514,1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8.485" calcext:value-type="float">
            <text:p>558,4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810.59" calcext:value-type="float">
            <text:p>2810,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0.589" calcext:value-type="float">
            <text:p>560,5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6.293" calcext:value-type="float">
            <text:p>696,2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838.92" calcext:value-type="float">
            <text:p>2838,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8.92" calcext:value-type="float">
            <text:p>588,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6.474" calcext:value-type="float">
            <text:p>756,4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811.78" calcext:value-type="float">
            <text:p>2811,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1.783" calcext:value-type="float">
            <text:p>561,7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3.728" calcext:value-type="float">
            <text:p>583,7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831.31" calcext:value-type="float">
            <text:p>2831,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1.308" calcext:value-type="float">
            <text:p>581,3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9.374" calcext:value-type="float">
            <text:p>679,3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858.25" calcext:value-type="float">
            <text:p>2858,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8.255" calcext:value-type="float">
            <text:p>608,2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.624" calcext:value-type="float">
            <text:p>670,6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35" calcext:value-type="float">
            <text:p>-35</text:p>
          </table:table-cell>
          <table:table-cell office:value-type="float" office:value="0" calcext:value-type="float">
            <text:p>0</text:p>
          </table:table-cell>
          <table:table-cell office:value-type="float" office:value="3274.21" calcext:value-type="float">
            <text:p>3274,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4.213" calcext:value-type="float">
            <text:p>774,2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15.744" calcext:value-type="float">
            <text:p>915,7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  <table:table-cell office:value-type="float" office:value="3268.03" calcext:value-type="float">
            <text:p>3268,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8.032" calcext:value-type="float">
            <text:p>768,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4.863" calcext:value-type="float">
            <text:p>774,8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25" calcext:value-type="float">
            <text:p>-25</text:p>
          </table:table-cell>
          <table:table-cell office:value-type="float" office:value="0" calcext:value-type="float">
            <text:p>0</text:p>
          </table:table-cell>
          <table:table-cell office:value-type="float" office:value="3260.06" calcext:value-type="float">
            <text:p>3260,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0.056" calcext:value-type="float">
            <text:p>760,0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0.056" calcext:value-type="float">
            <text:p>760,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office:value-type="float" office:value="3249.16" calcext:value-type="float">
            <text:p>3249,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9.163" calcext:value-type="float">
            <text:p>749,1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6.129" calcext:value-type="float">
            <text:p>776,1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  <table:table-cell office:value-type="float" office:value="3210.96" calcext:value-type="float">
            <text:p>3210,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0.963" calcext:value-type="float">
            <text:p>710,9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9.082" calcext:value-type="float">
            <text:p>779,0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3093.4" calcext:value-type="float">
            <text:p>3093,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3.397" calcext:value-type="float">
            <text:p>593,3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5.022" calcext:value-type="float">
            <text:p>715,0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3086.56" calcext:value-type="float">
            <text:p>3086,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6.557" calcext:value-type="float">
            <text:p>586,5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8.801" calcext:value-type="float">
            <text:p>718,8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2.93" calcext:value-type="float">
            <text:p>3122,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2.93" calcext:value-type="float">
            <text:p>622,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4.446" calcext:value-type="float">
            <text:p>774,4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99.46" calcext:value-type="float">
            <text:p>3099,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9.458" calcext:value-type="float">
            <text:p>599,4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6.545" calcext:value-type="float">
            <text:p>776,5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122.32" calcext:value-type="float">
            <text:p>3122,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2.323" calcext:value-type="float">
            <text:p>622,3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0.472" calcext:value-type="float">
            <text:p>750,4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172.41" calcext:value-type="float">
            <text:p>3172,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2.408" calcext:value-type="float">
            <text:p>672,4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3.737" calcext:value-type="float">
            <text:p>773,7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198.23" calcext:value-type="float">
            <text:p>3198,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8.227" calcext:value-type="float">
            <text:p>698,2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4.458" calcext:value-type="float">
            <text:p>764,4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210.33" calcext:value-type="float">
            <text:p>3210,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0.331" calcext:value-type="float">
            <text:p>710,3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78.014" calcext:value-type="float">
            <text:p>978,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261.22" calcext:value-type="float">
            <text:p>3261,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1.219" calcext:value-type="float">
            <text:p>761,2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5.178" calcext:value-type="float">
            <text:p>765,1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259.72" calcext:value-type="float">
            <text:p>3259,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9.717" calcext:value-type="float">
            <text:p>759,7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2.489" calcext:value-type="float">
            <text:p>762,489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2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890" meta:object-count="0"/>
    <meta:generator>LibreOffice/6.0.7.3$Linux_X86_64 LibreOffice_project/00m0$Build-3</meta:generator>
  </office:meta>
</office:document-meta>
</file>